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cm" style:use-optimal-column-width="false"/>
    </style:style>
    <style:style style:name="co2" style:family="table-column">
      <style:table-column-properties style:column-width="6.358cm" style:use-optimal-column-width="false"/>
    </style:style>
    <style:style style:name="co3" style:family="table-column">
      <style:table-column-properties style:column-width="6.124cm" style:use-optimal-column-width="false"/>
    </style:style>
    <style:style style:name="co4" style:family="table-column">
      <style:table-column-properties style:column-width="3.02cm" style:use-optimal-column-width="false"/>
    </style:style>
    <style:style style:name="ro1" style:family="table-row">
      <style:table-row-properties style:row-height="-3.7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fo:text-align="start"/>
    </style:style>
    <style:style style:name="P1" style:family="paragraph">
      <style:paragraph-properties fo:margin-left="0cm" fo:margin-right="0cm" fo:margin-top="0.1cm" fo:margin-bottom="0cm" fo:text-indent="0cm"/>
    </style:style>
    <style:style style:name="P2" style:family="paragraph">
      <style:paragraph-properties fo:margin-left="2.491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="none" draw:fill-color="#ffffff"/>
      <style:paragraph-properties fo:margin-top="0.1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1.245cm" fo:margin-right="0cm" fo:margin-top="0.1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80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2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2">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/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 Consider _start() function before main(). </text:p>
            <text:p text:style-name="P6">It has ebp 232 and it’s stack frame lies from downwards from 232. </text:p>
            <text:p text:style-name="P6">It is executing instructions from some diff address say 1000.<text:line-break/>2. Assume _start() calls main when esp was at 208 and eip had 2000. </text:p>
            <text:p text:style-name="P6">3. So this represents stack frame snapshot of _start() before calling the main() funcion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3000 (Changed)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placeholder="true" presentation:user-transformed="true">
          <draw:text-box/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Then _start() calls main() function.</text:p>
            <text:p text:style-name="P6">2. On executing call(), the esp is decremented by 4, and the address of next instruction i.e. <text:s/>2000 is pushed onto the stack for storing return address. This was saved in eip.</text:p>
            <text:p text:style-name="P6">3.After this the call to main() is made. eip changes now.</text:p>
            <text:p text:style-name="P6">4.This represents the stack snapshot after the call to main() is made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draw:frame draw:style-name="gr1" draw:text-style-name="P8" draw:layer="layout" svg:width="3.4cm" svg:height="0.962cm" svg:x="11.6cm" svg:y="9.4cm">
          <draw:text-box>
            <text:p>From eip</text:p>
          </draw:text-box>
        </draw:frame>
        <draw:line draw:style-name="gr4" draw:text-style-name="P9" draw:layer="layout" svg:x1="15cm" svg:y1="9.8cm" svg:x2="17.2cm" svg:y2="9.8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3">pushl <text:s text:c="2"/>%ebp</text:span></text:p>
            <text:p text:style-name="P11"><text:span text:style-name="T3"><text:s text:c="2"/></text:span><text:span text:style-name="T3">movl <text:s text:c="3"/>%esp, %ebp</text:span></text:p>
            <text:p text:style-name="P11"><text:span text:style-name="T3"><text:s text:c="2"/></text:span><text:span text:style-name="T3">subl <text:s text:c="3"/>$12, %esp</text:span></text:p>
            <text:p text:style-name="P11"><text:span text:style-name="T3"><text:s text:c="2"/></text:span><text:span text:style-name="T3">movl <text:s text:c="3"/>$10, -12(%ebp) </text:span></text:p>
            <text:p text:style-name="P11"><text:span text:style-name="T3"><text:s text:c="2"/></text:span><text:span text:style-name="T3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/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7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3"><text:s text:c="2"/></text:span><text:span text:style-name="T3">movl <text:s text:c="3"/>%esp, %ebp</text:span></text:p>
            <text:p text:style-name="P11"><text:span text:style-name="T3"><text:s text:c="2"/></text:span><text:span text:style-name="T3">subl <text:s text:c="3"/>$12, %esp</text:span></text:p>
            <text:p text:style-name="P11"><text:span text:style-name="T3"><text:s text:c="2"/></text:span><text:span text:style-name="T3">movl <text:s text:c="3"/>$10, -12(%ebp) </text:span></text:p>
            <text:p text:style-name="P11"><text:span text:style-name="T3"><text:s text:c="2"/></text:span><text:span text:style-name="T3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5" draw:text-style-name="P9" draw:layer="layout" svg:x1="16.2cm" svg:y1="3cm" svg:x2="16.2cm" svg:y2="4.2cm">
          <text:p/>
        </draw:line>
        <draw:line draw:style-name="gr5" draw:text-style-name="P9" draw:layer="layout" svg:x1="16.2cm" svg:y1="5.2cm" svg:x2="16.2cm" svg:y2="7.2cm">
          <text:p/>
        </draw:line>
        <draw:line draw:style-name="gr4" draw:text-style-name="P9" draw:layer="layout" svg:x1="16.2cm" svg:y1="3cm" svg:x2="17cm" svg:y2="3cm">
          <text:p/>
        </draw:line>
        <draw:line draw:style-name="gr4" draw:text-style-name="P9" draw:layer="layout" svg:x1="16.2cm" svg:y1="4.2cm" svg:x2="17cm" svg:y2="4.2cm">
          <text:p/>
        </draw:line>
        <draw:line draw:style-name="gr4" draw:text-style-name="P9" draw:layer="layout" svg:x1="16.2cm" svg:y1="5.2cm" svg:x2="17.2cm" svg:y2="5.2cm">
          <text:p/>
        </draw:line>
        <draw:line draw:style-name="gr4" draw:text-style-name="P9" draw:layer="layout" svg:x1="16.2cm" svg:y1="7.2cm" svg:x2="17.2cm" svg:y2="7.2cm">
          <text:p/>
        </draw:line>
        <draw:frame draw:style-name="gr7" draw:text-style-name="P8" draw:layer="layout" svg:width="4.4cm" svg:height="1.673cm" svg:x="11.4cm" svg:y="2.8cm">
          <draw:text-box>
            <text:p>Return addr &amp; prev ebp</text:p>
          </draw:text-box>
        </draw:frame>
        <draw:frame draw:style-name="gr8" draw:text-style-name="P8" draw:layer="layout" svg:width="4.2cm" svg:height="2.384cm" svg:x="11.6cm" svg:y="5.2cm">
          <draw:text-box>
            <text:p>Lower Frame for main()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9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/></text:span><text:span text:style-name="T4"><text:s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3"><text:s text:c="2"/></text:span><text:span text:style-name="T3">subl <text:s text:c="3"/>$12, %esp</text:span></text:p>
            <text:p text:style-name="P11"><text:span text:style-name="T3"><text:s text:c="2"/></text:span><text:span text:style-name="T3">movl <text:s text:c="3"/>$10, -12(%ebp) </text:span></text:p>
            <text:p text:style-name="P11"><text:span text:style-name="T3"><text:s text:c="2"/></text:span><text:span text:style-name="T3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5" draw:text-style-name="P9" draw:layer="layout" svg:x1="16.2cm" svg:y1="3.001cm" svg:x2="16.2cm" svg:y2="4.201cm">
          <text:p/>
        </draw:line>
        <draw:line draw:style-name="gr5" draw:text-style-name="P9" draw:layer="layout" svg:x1="16.2cm" svg:y1="5.201cm" svg:x2="16.2cm" svg:y2="7.201cm">
          <text:p/>
        </draw:line>
        <draw:line draw:style-name="gr4" draw:text-style-name="P9" draw:layer="layout" svg:x1="16.2cm" svg:y1="3.001cm" svg:x2="17cm" svg:y2="3.001cm">
          <text:p/>
        </draw:line>
        <draw:line draw:style-name="gr4" draw:text-style-name="P9" draw:layer="layout" svg:x1="16.2cm" svg:y1="4.201cm" svg:x2="17cm" svg:y2="4.201cm">
          <text:p/>
        </draw:line>
        <draw:frame draw:style-name="gr7" draw:text-style-name="P8" draw:layer="layout" svg:width="4.4cm" svg:height="1.673cm" svg:x="11.4cm" svg:y="2.801cm">
          <draw:text-box>
            <text:p>Return addr &amp; prev ebp</text:p>
          </draw:text-box>
        </draw:frame>
        <draw:frame draw:style-name="gr8" draw:text-style-name="P8" draw:layer="layout" svg:width="4.2cm" svg:height="2.384cm" svg:x="11.6cm" svg:y="5.2cm">
          <draw:text-box>
            <text:p>Lower Frame for main()</text:p>
          </draw:text-box>
        </draw:frame>
        <draw:line draw:style-name="gr4" draw:text-style-name="P9" draw:layer="layout" svg:x1="16.2cm" svg:y1="5.2cm" svg:x2="17.2cm" svg:y2="5.2cm">
          <text:p/>
        </draw:line>
        <draw:line draw:style-name="gr4" draw:text-style-name="P9" draw:layer="layout" svg:x1="16.2cm" svg:y1="7.2cm" svg:x2="17.2cm" svg:y2="7.2cm">
          <text:p/>
        </draw:lin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/></text:span><text:span text:style-name="T4"><text:s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3"><text:s text:c="2"/></text:span><text:span text:style-name="T3">movl <text:s text:c="3"/>$10, -12(%ebp) </text:span></text:p>
            <text:p text:style-name="P11"><text:span text:style-name="T3"><text:s text:c="2"/></text:span><text:span text:style-name="T3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3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4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5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5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3"><text:s text:c="2"/></text:span><text:span text:style-name="T3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7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3"><text:s text:c="2"/></text:span><text:span text:style-name="T3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2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9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3"><text:s text:c="2"/></text:span><text:span text:style-name="T3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20 + 10 = 3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3"><text:s text:c="2"/></text:span><text:span text:style-name="T3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20 + 10 = 3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3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4"><text:s text:c="2"/></text:span><text:span text:style-name="T4">movl <text:s text:c="3"/>%eax, -4(%ebp)</text:span></text:p>
            <text:p text:style-name="P11"><text:span text:style-name="T3"><text:s text:c="2"/></text:span><text:span text:style-name="T3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>
                <text:p>30</text:p>
              </table:table-cell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5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4"><text:s text:c="2"/></text:span><text:span text:style-name="T4">movl <text:s text:c="3"/>%eax, -4(%ebp)</text:span></text:p>
            <text:p text:style-name="P11"><text:span text:style-name="T4"><text:s text:c="2"/></text:span><text:span text:style-name="T4">movl <text:s text:c="3"/>$0, %eax</text:span></text:p>
            <text:p text:style-name="P11"><text:span text:style-name="T3"><text:s text:c="2"/></text:span><text:span text:style-name="T3">leave </text:span></text:p>
            <text:p text:style-name="P11"><text:span text:style-name="T3"><text:s text:c="2"/></text:span><text:span text:style-name="T3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>
                <text:p>30</text:p>
              </table:table-cell>
              <table:table-cell>
                <text:p>196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7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4"><text:s text:c="2"/></text:span><text:span text:style-name="T4">movl <text:s text:c="3"/>%eax, -4(%ebp)</text:span></text:p>
            <text:p text:style-name="P11"><text:span text:style-name="T4"><text:s text:c="2"/></text:span><text:span text:style-name="T4">movl <text:s text:c="3"/>$0, %eax</text:span></text:p>
            <text:p text:style-name="P11"><text:span text:style-name="T3"><text:s/></text:span><text:span text:style-name="T4"><text:s/></text:span><text:span text:style-name="T4">leave</text:span><text:span text:style-name="T3"> <text:s text:c="29"/></text:span><text:span text:style-name="T4">//movl <text:s text:c="2"/>%ebp,%esp</text:span></text:p>
            <text:p text:style-name="P11"><text:span text:style-name="T4"><text:s text:c="40"/></text:span><text:span text:style-name="T5">//popl <text:s text:c="3"/>%ebp</text:span></text:p>
            <text:p text:style-name="P11"><text:span text:style-name="T4"><text:s text:c="2"/></text:span><text:span text:style-name="T5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4000 (Some Value)</text:p>
              </table:table-cell>
            </table:table-row>
          </table:table>
          <draw:image xlink:href="Pictures/TablePreview29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4"><text:s text:c="2"/></text:span><text:span text:style-name="T4">movl <text:s text:c="3"/>%eax, -4(%ebp)</text:span></text:p>
            <text:p text:style-name="P11"><text:span text:style-name="T4"><text:s text:c="2"/></text:span><text:span text:style-name="T4">movl <text:s text:c="3"/>$0, %eax</text:span></text:p>
            <text:p text:style-name="P11"><text:span text:style-name="T3"><text:s/></text:span><text:span text:style-name="T4"><text:s/></text:span><text:span text:style-name="T4">leave</text:span><text:span text:style-name="T3"> <text:s text:c="29"/></text:span><text:span text:style-name="T4">//movl <text:s text:c="2"/>%ebp,%esp</text:span></text:p>
            <text:p text:style-name="P11"><text:span text:style-name="T4"><text:s text:c="40"/></text:span><text:span text:style-name="T4">//popl <text:s text:c="3"/>%ebp</text:span></text:p>
            <text:p text:style-name="P11"><text:span text:style-name="T4"><text:s text:c="2"/></text:span><text:span text:style-name="T5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/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5"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2000 or _fini() addr</text:p>
              </table:table-cell>
            </table:table-row>
          </table:table>
          <draw:image xlink:href="Pictures/TablePreview3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3">main:</text:span></text:p>
            <text:p text:style-name="P11"><text:span text:style-name="T3"><text:s text:c="2"/></text:span><text:span text:style-name="T4">pushl <text:s text:c="2"/>%ebp</text:span></text:p>
            <text:p text:style-name="P11"><text:span text:style-name="T4"><text:s text:c="2"/></text:span><text:span text:style-name="T4">movl <text:s text:c="3"/>%esp, %ebp</text:span></text:p>
            <text:p text:style-name="P11"><text:span text:style-name="T4"><text:s text:c="2"/></text:span><text:span text:style-name="T4">subl <text:s text:c="3"/>$12, %esp</text:span></text:p>
            <text:p text:style-name="P11"><text:span text:style-name="T4"><text:s text:c="2"/></text:span><text:span text:style-name="T4">movl <text:s text:c="3"/>$10, -12(%ebp) </text:span></text:p>
            <text:p text:style-name="P11"><text:span text:style-name="T4"><text:s text:c="2"/></text:span><text:span text:style-name="T4">movl <text:s text:c="3"/>$20, -8(%ebp) </text:span></text:p>
            <text:p text:style-name="P11"><text:span text:style-name="T4"><text:s text:c="2"/></text:span><text:span text:style-name="T4">movl <text:s text:c="3"/>-12(%ebp), %edx </text:span></text:p>
            <text:p text:style-name="P11"><text:span text:style-name="T4"><text:s text:c="2"/></text:span><text:span text:style-name="T4">movl <text:s text:c="3"/>-8(%ebp), %eax </text:span></text:p>
            <text:p text:style-name="P11"><text:span text:style-name="T4"><text:s text:c="2"/></text:span><text:span text:style-name="T4">addl <text:s text:c="3"/>%edx, %eax </text:span></text:p>
            <text:p text:style-name="P11"><text:span text:style-name="T4"><text:s text:c="2"/></text:span><text:span text:style-name="T4">movl <text:s text:c="3"/>%eax, -4(%ebp)</text:span></text:p>
            <text:p text:style-name="P11"><text:span text:style-name="T4"><text:s text:c="2"/></text:span><text:span text:style-name="T4">movl <text:s text:c="3"/>$0, %eax</text:span></text:p>
            <text:p text:style-name="P11"><text:span text:style-name="T3"><text:s/></text:span><text:span text:style-name="T4"><text:s/></text:span><text:span text:style-name="T4">leave</text:span><text:span text:style-name="T3"> <text:s text:c="29"/></text:span><text:span text:style-name="T4">//movl <text:s text:c="2"/>%ebp,%esp</text:span></text:p>
            <text:p text:style-name="P11"><text:span text:style-name="T4"><text:s text:c="40"/></text:span><text:span text:style-name="T4">//popl <text:s text:c="3"/>%ebp</text:span></text:p>
            <text:p text:style-name="P11"><text:span text:style-name="T4"><text:s text:c="2"/></text:span><text:span text:style-name="T4">ret</text:span><text:span text:style-name="T2"> <text:s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/>
              <table:table-cell>
                <text:p>204</text:p>
              </table:table-cell>
            </table:table-row>
            <table:table-row table:style-name="ro2" table:default-cell-style-name="turquoise1">
              <table:table-cell/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2:16:29.177619474</meta:creation-date>
    <dc:date>2017-12-18T12:37:37.542452328</dc:date>
    <meta:editing-duration>PT2H20M18S</meta:editing-duration>
    <meta:editing-cycles>50</meta:editing-cycles>
    <meta:generator>LibreOffice/5.1.6.2$Linux_x86 LibreOffice_project/10m0$Build-2</meta:generator>
    <meta:document-statistic meta:object-count="161"/>
  </office:meta>
</office:document-meta>
</file>